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18D59B7D18513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28pt" style:text-underline-style="solid" style:text-underline-width="auto" style:text-underline-color="font-color" fo:font-weight="bold" officeooo:rsid="001dcd99" officeooo:paragraph-rsid="001dcd99" style:font-size-asian="28pt" style:font-weight-asian="bold" style:font-size-complex="28pt" style:font-weight-complex="bold"/>
    </style:style>
    <style:style style:name="P2" style:family="paragraph" style:parent-style-name="Standard">
      <style:text-properties fo:color="#ff0000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89in, 4.0228in, 0.9311in, 2.12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d E-R schema Diagram(Before Normalization) :</text:p>
      <text:p text:style-name="P2"/>
      <text:p text:style-name="Standard"><draw:frame draw:style-name="fr1" draw:name="Image2" text:anchor-type="char" svg:x="-0.6846in" svg:y="0.3535in" svg:width="8.1154in" svg:height="8.6543in" draw:z-index="0"><draw:image xlink:href="Pictures/10000001000007800000043818D59B7D18513E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0:33:59.059162800</meta:creation-date>
    <dc:date>2024-05-11T10:35:45.380962387</dc:date>
    <meta:editing-duration>PT1M47S</meta:editing-duration>
    <meta:editing-cycles>1</meta:editing-cycles>
    <meta:document-statistic meta:table-count="0" meta:image-count="1" meta:object-count="0" meta:page-count="1" meta:paragraph-count="1" meta:word-count="6" meta:character-count="51" meta:non-whitespace-character-count="46"/>
    <meta:generator>LibreOffice/7.3.7.2$Linux_X86_64 LibreOffice_project/30$Build-2</meta:generator>
  </office:meta>
</office:document-meta>
</file>